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McClure's findings don't really match up with my experiences. I do use Wikipedia sometimes as pre-research, and I use Google a lot, but I have always been taught to be very careful about my sources. My teachers would always emphasize it, so I made sure to double check what I found. Also, for the types of projects I have had to do, non-academic sources would not have helped very much. I can't really recall any times where I have seen a less formal website and wanted to cite it as a source.</text:p>
      <text:p text:style-name="Standard"><text:tab/>So far this semester I have had to use the Library and online database a lot. My Professor for American Authors requires us to have two to four academic sources for each essay, where at least one is print. Overall I'd say this method is a lot better than using Google or Wikipedia for my situation. It brings me straight to popular and reliable sources which I can immediately begin to analyze and develop my essay. </text:p>
      <text:p text:style-name="Standard"><text:tab/>For my genre analysis, I have been using the library's online database. It has given me a surprising amount to work with so far. Given that my genre is fairly new, there are no print sources available for me to work with yet, and Google tends to give me articles summarizing the gist of the genre and not really adding anything new. Additionally, I don't even know whether the people who published the articles are cred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1-02T18:26:45.53</meta:creation-date>
    <meta:document-statistic meta:table-count="0" meta:image-count="0" meta:object-count="0" meta:page-count="1" meta:paragraph-count="3" meta:word-count="244" meta:character-count="1336"/>
    <dc:date>2015-11-02T18:38:02.11</dc:date>
    <dc:creator>Robert Ritchie</dc:creator>
    <meta:editing-duration>PT11M17S</meta:editing-duration>
    <meta:editing-cycles>1</meta:editing-cycles>
    <meta:generator>OpenOffice/4.1.1$Win32 OpenOffice.org_project/411m6$Build-9775</meta:generator>
  </office:meta>
</office:document-meta>
</file>